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971185280071526874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3"><text:span text:style-name="T2"/></text:p>
      <text:p text:style-name="P3">In the past week:<text:span text:style-name="T2"> </text:span>25.9 miles<text:span text:style-name="T2"> <text:s text:c="3"/></text:span><text:s/></text:p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30T11:27:15.47</dc:date>
    <dc:creator>James  Lombardi</dc:creator>
    <meta:editing-duration>PT19H38M15S</meta:editing-duration>
    <meta:editing-cycles>94</meta:editing-cycles>
    <meta:generator>OpenOffice/4.1.2$Win32 OpenOffice.org_project/412m3$Build-9782</meta:generator>
    <meta:document-statistic meta:table-count="0" meta:image-count="0" meta:object-count="0" meta:page-count="18" meta:paragraph-count="442" meta:word-count="4694" meta:character-count="23487"/>
  </office:meta>
</office:document-meta>
</file>